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400000038483A5209084ED2F33.jpg" manifest:media-type="image/jpeg"/>
  <manifest:file-entry manifest:full-path="Pictures/100000000000064000000384022764A3873AED7D.jpg" manifest:media-type="image/jpeg"/>
  <manifest:file-entry manifest:full-path="Pictures/10000000000006400000038471A02EC38FAEE99E.jpg" manifest:media-type="image/jpeg"/>
  <manifest:file-entry manifest:full-path="Pictures/1000000000000640000003848302F0435E1704E7.jpg" manifest:media-type="image/jpeg"/>
  <manifest:file-entry manifest:full-path="Pictures/100002010000064000000384DA3E4DA8316EF76F.png" manifest:media-type="image/png"/>
  <manifest:file-entry manifest:full-path="Pictures/100000000000064000000384F36C6A55AD0831D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Bitmap_20_2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draw:auto-grow-height="true" fo:min-height="13.364cm"/>
    </style:style>
    <style:style style:name="pr7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8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9" style:family="presentation" style:parent-style-name="Comparison-notes">
      <style:graphic-properties draw:fill-color="#ffffff" draw:auto-grow-height="true" fo:min-height="13.364cm"/>
    </style:style>
    <style:style style:name="pr10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2" style:family="presentation" style:parent-style-name="_31__5f_Title_20_and_20_Content-notes">
      <style:graphic-properties draw:fill-color="#ffffff" draw:auto-grow-height="true" fo:min-height="13.364cm"/>
    </style:style>
    <style:style style:name="pr13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 style:font-size-asian="30pt" style:font-size-complex="30pt"/>
    </style:style>
    <style:style style:name="P3" style:family="paragraph">
      <style:paragraph-properties fo:margin-left="0cm" fo:margin-right="0cm" fo:margin-top="0.198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198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98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font-variant="normal" fo:text-transform="none" fo:color="#ff856d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ff856d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-33% 58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2.787cm" svg:height="4.42cm" svg:x="1.524cm" svg:y="6.289cm" presentation:class="title" presentation:user-transformed="true">
          <draw:text-box>
            <text:p text:style-name="P1"><text:span text:style-name="T1">Quality Assessment</text:span><text:span text:style-name="T1"><text:line-break/></text:span><text:span text:style-name="T1">of OpenStreetMap</text:span><text:span text:style-name="T1"><text:line-break/></text:span><text:span text:style-name="T1">Footpath Data</text:span></text:p>
          </draw:text-box>
        </draw:frame>
        <draw:frame draw:name="Subtitle 2" presentation:style-name="pr2" draw:text-style-name="P4" draw:layer="layout" svg:width="22.746cm" svg:height="2.12cm" svg:x="1.524cm" svg:y="11.611cm" presentation:class="subtitle" presentation:user-transformed="true">
          <draw:text-box>
            <text:p text:style-name="P3"><text:span text:style-name="T2">Alexander Hjelm</text:span></text:p>
            <text:p text:style-name="P3"><text:span text:style-name="T3">Master’s student in Computer Science, KT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Virtual city reproduciton, an overview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Pictures of urban </text:span><text:span text:style-name="T5">planning software and </text:span><text:span text:style-name="T5">games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Map inaccuracies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Picture of </text:span></text:p>
              </text:list-item>
              <text:list-item>
                <text:p text:style-name="P7"><text:span text:style-name="T5">Sometimes inaccuracies </text:span><text:span text:style-name="T5">in the source data can </text:span><text:span text:style-name="T5">lead to strange looking </text:span><text:span text:style-name="T5">renders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mparison">
        <draw:frame draw:name="Title 3" presentation:style-name="pr7" draw:text-style-name="P6" draw:layer="layout" svg:width="22.481cm" svg:height="2.12cm" svg:x="1.459cm" svg:y="0.611cm" presentation:class="title" presentation:user-transformed="true">
          <draw:text-box>
            <text:p text:style-name="P1"><text:span text:style-name="T4">Why footpaths?</text:span></text:p>
          </draw:text-box>
        </draw:frame>
        <draw:frame draw:name="Content Placeholder 5" presentation:style-name="pr8" draw:text-style-name="P10" draw:layer="layout" svg:width="11.222cm" svg:height="6.322cm" svg:x="1.478cm" svg:y="4.455cm" presentation:class="outline" presentation:user-transformed="true">
          <draw:text-box>
            <text:list text:style-name="L2">
              <text:list-item>
                <text:p text:style-name="P7"><text:span text:style-name="T6">TODO: Picture of footpaths </text:span><text:span text:style-name="T6">vs other paths</text:span></text:p>
              </text:list-item>
              <text:list-item>
                <text:p text:style-name="P7"><text:span text:style-name="T6">Footpath layouts have </text:span><text:span text:style-name="T6">rather unique </text:span><text:span text:style-name="T6">characteristics</text:span></text:p>
              </text:list-item>
              <text:list-item>
                <text:p text:style-name="P9"><text:span text:style-name="T6">Mostly unexplored so far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_31__5f_Title_20_and_20_Content" presentation:presentation-page-layout-name="AL2T11">
        <draw:frame draw:name="Title 3" presentation:style-name="pr10" draw:text-style-name="P6" draw:layer="layout" svg:width="17.455cm" svg:height="2.014cm" svg:x="6.674cm" svg:y="1.088cm" presentation:class="title" presentation:user-transformed="true">
          <draw:text-box>
            <text:p text:style-name="P12"><text:span text:style-name="T4">Geodata precision study</text:span></text:p>
          </draw:text-box>
        </draw:frame>
        <draw:frame draw:name="Content Placeholder 4" presentation:style-name="pr11" draw:text-style-name="P8" draw:layer="layout" svg:width="17.455cm" svg:height="9.752cm" svg:x="6.674cm" svg:y="3.209cm" presentation:class="outline" presentation:user-transformed="true">
          <draw:text-box>
            <text:list text:style-name="L4">
              <text:list-item>
                <text:p text:style-name="P7"><text:span text:style-name="T7">How accurate is the </text:span><text:span text:style-name="T7">OpenStreetMap road </text:span><text:span text:style-name="T7">and building data, </text:span><text:span text:style-name="T7">compared to the real </text:span><text:span text:style-name="T7">world?</text:span></text:p>
              </text:list-item>
              <text:list-item>
                <text:p text:style-name="P7"><text:span text:style-name="T7">Will be estimated from </text:span><text:span text:style-name="T7">the average point </text:span><text:span text:style-name="T7">distance between </text:span><text:span text:style-name="T7">building footprint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Semantic accuracy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Picture</text:span></text:p>
              </text:list-item>
              <text:list-item>
                <text:p text:style-name="P7"><text:span text:style-name="T5">First we have to account </text:span><text:span text:style-name="T5">for different policies of </text:span><text:span text:style-name="T5">data representation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Polygon reduction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Picture of DP + </text:span><text:span text:style-name="T5">OMBR reduction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Shape accuracy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Uses the Turning </text:span><text:span text:style-name="T5">Function, T</text:span><text:span text:style-name="T8">c</text:span><text:span text:style-name="T5">(l</text:span><text:span text:style-name="T8">n</text:span><text:span text:style-name="T5">)</text:span></text:p>
              </text:list-item>
              <text:list-item>
                <text:p text:style-name="P7"><text:span text:style-name="T5">TODO: Picture of DP + </text:span><text:span text:style-name="T5">OMBR reduction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_31__5f_Title_20_and_20_Content" presentation:presentation-page-layout-name="AL2T11">
        <draw:frame draw:name="Title 3" presentation:style-name="pr10" draw:text-style-name="P6" draw:layer="layout" svg:width="17.455cm" svg:height="2.014cm" svg:x="6.674cm" svg:y="1.088cm" presentation:class="title" presentation:user-transformed="true">
          <draw:text-box>
            <text:p text:style-name="P12"><text:span text:style-name="T4">Feature collision study</text:span></text:p>
          </draw:text-box>
        </draw:frame>
        <draw:frame draw:name="Content Placeholder 4" presentation:style-name="pr11" draw:text-style-name="P8" draw:layer="layout" svg:width="17.455cm" svg:height="9.752cm" svg:x="6.674cm" svg:y="3.209cm" presentation:class="outline" presentation:user-transformed="true">
          <draw:text-box>
            <text:list text:style-name="L4">
              <text:list-item>
                <text:p text:style-name="P7"><text:span text:style-name="T7">We will find out how </text:span><text:span text:style-name="T7">many features are </text:span><text:span text:style-name="T9">colliding</text:span><text:span text:style-name="T7"> due to </text:span><text:span text:style-name="T7">inaccuracies in the map.</text:span></text:p>
              </text:list-item>
              <text:list-item>
                <text:p text:style-name="P7"><text:span text:style-name="T7">Using the accuracy of </text:span><text:span text:style-name="T7">the OpenStreetMap </text:span><text:span text:style-name="T7">map, we can also say </text:span><text:span text:style-name="T7">how many of those </text:span><text:span text:style-name="T7">features can be </text:span><text:span text:style-name="T9">corrected</text:span><text:span text:style-name="T7">. 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Feature collision study (contd.)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Each road will be </text:span><text:span text:style-name="T5">assigned a </text:span><text:span text:style-name="T10">standard </text:span><text:span text:style-name="T10">width</text:span><text:span text:style-name="T5">.</text:span></text:p>
              </text:list-item>
              <text:list-item>
                <text:p text:style-name="P7"><text:span text:style-name="T5">The idea is to make </text:span><text:span text:style-name="T5">small adjustments that </text:span><text:span text:style-name="T5">are smaller than the </text:span><text:span text:style-name="T10">resolution</text:span><text:span text:style-name="T5"> of the map.</text:span></text:p>
              </text:list-item>
              <text:list-item>
                <text:p text:style-name="P7"><text:span text:style-name="T5">TODO: Some good </text:span><text:span text:style-name="T5">picture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Performance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11">Geometric hashmap</text:span></text:p>
              </text:list-item>
              <text:list-item>
                <text:p text:style-name="P7"><text:span text:style-name="T5">Parallelized </text:span><text:span text:style-name="T5">implementation on the </text:span><text:span text:style-name="T5">GPU?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Results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Result images </text:span><text:span text:style-name="T5">(several slides)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Results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Images of </text:span><text:span text:style-name="T5">collision case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_31__5f_Title_20_and_20_Content" presentation:presentation-page-layout-name="AL2T11">
        <draw:frame draw:name="Title 3" presentation:style-name="pr10" draw:text-style-name="P6" draw:layer="layout" svg:width="17.455cm" svg:height="2.014cm" svg:x="6.674cm" svg:y="1.088cm" presentation:class="title" presentation:user-transformed="true">
          <draw:text-box>
            <text:p text:style-name="P12"><text:span text:style-name="T4">Conclusions</text:span></text:p>
          </draw:text-box>
        </draw:frame>
        <draw:frame draw:name="Content Placeholder 4" presentation:style-name="pr11" draw:text-style-name="P8" draw:layer="layout" svg:width="17.455cm" svg:height="9.752cm" svg:x="6.674cm" svg:y="3.209cm" presentation:class="outline" presentation:user-transformed="true">
          <draw:text-box>
            <text:list text:style-name="L4">
              <text:list-item>
                <text:p text:style-name="P7"><text:span text:style-name="T7">Remaining challenges in </text:span><text:span text:style-name="T7">using </text:span><text:span text:style-name="T9">procedural </text:span><text:span text:style-name="T9">models</text:span><text:span text:style-name="T7"> for city </text:span><text:span text:style-name="T7">reproduction</text:span></text:p>
              </text:list-item>
              <text:list-item>
                <text:p text:style-name="P7"><text:span text:style-name="T7">Feasibility in the </text:span><text:span text:style-name="T9">urban </text:span><text:span text:style-name="T9">planning field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Remaining challenges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City grid data extraction </text:span><text:span text:style-name="T5">as a base for procedural </text:span><text:span text:style-name="T5">modeling</text:span></text:p>
              </text:list-item>
              <text:list-item>
                <text:p text:style-name="P7"><text:span text:style-name="T5">Challenges that require </text:span><text:span text:style-name="T5">additional data source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Feasibility in the urban planning field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Studies often require </text:span><text:span text:style-name="T5">additional </text:span><text:span text:style-name="T10">morphological</text:span><text:span text:style-name="T5"> or </text:span><text:span text:style-name="T10">geometric information</text:span></text:p>
              </text:list-item>
              <text:list-item>
                <text:p text:style-name="P7"><text:span text:style-name="T5">OpenStreetMap is not </text:span><text:span text:style-name="T5">capable of serving such </text:span><text:span text:style-name="T5">detailed information</text:span><text:span text:style-name="T10"> 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placeholder="true" presentation:user-transformed="true">
          <draw:text-box/>
        </draw:frame>
        <draw:frame draw:name="Content Placeholder 2" presentation:style-name="pr5" draw:text-style-name="P8" draw:layer="layout" svg:width="22.905cm" svg:height="6.647cm" svg:x="1.247cm" svg:y="6.858cm" presentation:class="outline" presentation:user-transformed="true">
          <draw:text-box>
            <text:list text:style-name="L2">
              <text:list-header>
                <text:p text:style-name="P13"><text:span text:style-name="T5">Thank you!</text:span></text:p>
              </text:list-header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omparison">
        <draw:frame draw:name="Title 3" presentation:style-name="pr7" draw:text-style-name="P6" draw:layer="layout" svg:width="22.481cm" svg:height="2.12cm" svg:x="1.459cm" svg:y="0.611cm" presentation:class="title" presentation:user-transformed="true">
          <draw:text-box>
            <text:p text:style-name="P1"><text:span text:style-name="T4">Slide Title</text:span></text:p>
          </draw:text-box>
        </draw:frame>
        <draw:frame draw:name="Text Placeholder 4" presentation:style-name="pr13" draw:text-style-name="P15" draw:layer="layout" svg:width="11.222cm" svg:height="1.332cm" svg:x="1.491cm" svg:y="4.455cm" presentation:class="outline" presentation:user-transformed="true">
          <draw:text-box>
            <text:p text:style-name="P14"><text:span text:style-name="T12">Product A</text:span></text:p>
          </draw:text-box>
        </draw:frame>
        <draw:frame draw:name="Content Placeholder 5" presentation:style-name="pr8" draw:text-style-name="P15" draw:layer="layout" svg:width="11.222cm" svg:height="6.322cm" svg:x="1.491cm" svg:y="5.767cm" presentation:class="outline" presentation:user-transformed="true">
          <draw:text-box>
            <text:list text:style-name="L2">
              <text:list-item>
                <text:p text:style-name="P9"><text:span text:style-name="T6">Feature 1</text:span></text:p>
              </text:list-item>
              <text:list-item>
                <text:p text:style-name="P9"><text:span text:style-name="T6">Feature 2</text:span></text:p>
              </text:list-item>
              <text:list-item>
                <text:p text:style-name="P9"><text:span text:style-name="T6">Feature 3</text:span></text:p>
              </text:list-item>
            </text:list>
          </draw:text-box>
        </draw:frame>
        <draw:frame draw:name="Text Placeholder 6" presentation:style-name="pr13" draw:text-style-name="P15" draw:layer="layout" svg:width="11.226cm" svg:height="1.332cm" svg:x="12.7cm" svg:y="4.455cm" presentation:class="outline" presentation:user-transformed="true">
          <draw:text-box>
            <text:p text:style-name="P14"><text:span text:style-name="T12">Product B</text:span></text:p>
          </draw:text-box>
        </draw:frame>
        <draw:frame draw:name="Content Placeholder 7" presentation:style-name="pr8" draw:text-style-name="P15" draw:layer="layout" svg:width="11.226cm" svg:height="6.322cm" svg:x="12.7cm" svg:y="5.767cm" presentation:class="outline" presentation:user-transformed="true">
          <draw:text-box>
            <text:list text:style-name="L2">
              <text:list-item>
                <text:p text:style-name="P9"><text:span text:style-name="T6">Feature 1</text:span></text:p>
              </text:list-item>
              <text:list-item>
                <text:p text:style-name="P9"><text:span text:style-name="T6">Feature 2</text:span></text:p>
              </text:list-item>
              <text:list-item>
                <text:p text:style-name="P9"><text:span text:style-name="T6">Feature 3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2010000064000000384DA3E4DA8316EF76F.png" xlink:type="simple" xlink:show="embed" xlink:actuate="onLoad"/>
    <draw:fill-image draw:name="Bitmap_20_2" draw:display-name="Bitmap 2" xlink:href="Pictures/100000000000064000000384F36C6A55AD0831D8.jpg" xlink:type="simple" xlink:show="embed" xlink:actuate="onLoad"/>
    <draw:fill-image draw:name="background" xlink:href="Pictures/1000000000000640000003848302F0435E1704E7.jpg" xlink:type="simple" xlink:show="embed" xlink:actuate="onLoad"/>
    <draw:fill-image draw:name="msFillBitmap_20_1" draw:display-name="msFillBitmap 1" xlink:href="Pictures/100000000000064000000384022764A3873AED7D.jpg" xlink:type="simple" xlink:show="embed" xlink:actuate="onLoad"/>
    <draw:fill-image draw:name="msFillBitmap_20_2" draw:display-name="msFillBitmap 2" xlink:href="Pictures/10000000000006400000038471A02EC38FAEE99E.jpg" xlink:type="simple" xlink:show="embed" xlink:actuate="onLoad"/>
    <draw:fill-image draw:name="msFillBitmap_20_3" draw:display-name="msFillBitmap 3" xlink:href="Pictures/10000000000006400000038483A5209084ED2F33.jpg" xlink:type="simple" xlink:show="embed" xlink:actuate="onLoad"/>
    <draw:fill-image draw:name="msFillBitmap_20_4" draw:display-name="msFillBitmap 4" xlink:href="Pictures/10000000000006400000038471A02EC38FAEE99E.jpg" xlink:type="simple" xlink:show="embed" xlink:actuate="onLoad"/>
    <draw:fill-image draw:name="msFillBitmap_20_5" draw:display-name="msFillBitmap 5" xlink:href="Pictures/10000000000006400000038471A02EC38FAEE99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2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3" style:family="presentation" style:parent-style-name="_31__5f_Title_20_and_20_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6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7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9" style:family="presentation" style:parent-style-name="Comparison-backgroundobjects">
      <style:graphic-properties draw:stroke="none" draw:fill="none" draw:fill-color="#ffffff" draw:auto-grow-height="false" fo:min-height="1.485cm"/>
    </style:style>
    <style:style style:name="Mpr20" style:family="presentation" style:parent-style-name="Comparison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center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27cm" fo:margin-bottom="0cm" fo:line-height="100%" fo:text-align="center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13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6a6a6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2.787cm" svg:height="4.666cm" svg:x="1.547cm" svg:y="4.343cm" presentation:class="title" presentation:user-transformed="true">
        <draw:text-box>
          <text:p text:style-name="MP7"><text:span text:style-name="MT3">Click to edit </text:span><text:span text:style-name="MT3"><text:line-break/></text:span><text:span text:style-name="MT3">Master title style</text:span></text:p>
        </draw:text-box>
      </draw:frame>
      <draw:frame draw:name="Date Placeholder 3" presentation:style-name="Mpr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1">8/11/20</text:date></text:span></text:p>
        </draw:text-box>
      </draw:frame>
      <draw:frame draw:name="Footer Placeholder 4" presentation:style-name="Mpr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8" draw:layer="backgroundobjects" svg:width="22.905cm" svg:height="2.12cm" svg:x="1.247cm" svg:y="0.746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2.905cm" svg:height="10.179cm" svg:x="1.247cm" svg:y="3.326cm" presentation:class="outline" presentation:user-transformed="true">
        <draw:text-box>
          <text:list text:style-name="ML3">
            <text:list-item>
              <text:p text:style-name="MP12"><text:span text:style-name="MT5">Click to edit Master text </text:span><text:span text:style-name="MT5">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1">8/11/20</text:date></text:span></text:p>
        </draw:text-box>
      </draw:frame>
      <draw:frame draw:name="Footer Placeholder 4" presentation:style-name="Mpr7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3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8" draw:layer="backgroundobjects" svg:width="17.455cm" svg:height="2.014cm" svg:x="6.674cm" svg:y="1.088cm" presentation:class="title" presentation:user-transformed="true">
        <draw:text-box>
          <text:p text:style-name="MP16"><text:span text:style-name="MT3">Click to edit Master title style</text:span></text:p>
        </draw:text-box>
      </draw:frame>
      <draw:frame draw:name="Content Placeholder 2" presentation:style-name="Mpr11" draw:text-style-name="MP15" draw:layer="backgroundobjects" svg:width="17.455cm" svg:height="9.752cm" svg:x="6.674cm" svg:y="3.209cm" presentation:class="outline" presentation:user-transformed="true">
        <draw:text-box>
          <text:list text:style-name="ML3">
            <text:list-item>
              <text:p text:style-name="MP12"><text:span text:style-name="MT8">Click to edit Master text </text:span><text:span text:style-name="MT8">styles</text:span></text:p>
              <text:list>
                <text:list-item>
                  <text:p text:style-name="MP12"><text:span text:style-name="MT8">Second level</text:span></text:p>
                  <text:list>
                    <text:list-item>
                      <text:p text:style-name="MP13"><text:span text:style-name="MT9">Third level</text:span></text:p>
                      <text:list>
                        <text:list-item>
                          <text:p text:style-name="MP14"><text:span text:style-name="MT10">Fourth level</text:span></text:p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1">8/11/20</text:date></text:span></text:p>
        </draw:text-box>
      </draw:frame>
      <draw:frame draw:name="Footer Placeholder 4" presentation:style-name="Mpr1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31__5f_Title_20_and_20_Content-title" draw:layer="backgroundobjects" svg:width="19.797cm" svg:height="11.136cm" svg:x="0.601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4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8" draw:layer="backgroundobjects" svg:width="22.481cm" svg:height="2.12cm" svg:x="1.459cm" svg:y="0.611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Text Placeholder 2" presentation:style-name="Mpr16" draw:text-style-name="MP18" draw:layer="backgroundobjects" svg:width="11.222cm" svg:height="1.332cm" svg:x="1.491cm" svg:y="4.455cm" presentation:class="outline" presentation:user-transformed="true">
        <draw:text-box>
          <text:list text:style-name="ML3">
            <text:list-item>
              <text:p text:style-name="MP17"><text:span text:style-name="MT11">Click to edit Master text </text:span><text:span text:style-name="MT11">styles</text:span></text:p>
            </text:list-item>
          </text:list>
        </draw:text-box>
      </draw:frame>
      <draw:frame draw:name="Content Placeholder 3" presentation:style-name="Mpr17" draw:text-style-name="MP18" draw:layer="backgroundobjects" svg:width="11.222cm" svg:height="6.322cm" svg:x="1.491cm" svg:y="5.767cm" presentation:class="outline" presentation:user-transformed="true">
        <draw:text-box>
          <text:list text:style-name="ML4">
            <text:list-item>
              <text:p text:style-name="MP19"><text:span text:style-name="MT6">Click to edit Master text </text:span><text:span text:style-name="MT6">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18" draw:layer="backgroundobjects" svg:width="11.226cm" svg:height="1.332cm" svg:x="12.7cm" svg:y="4.455cm" presentation:class="outline" presentation:user-transformed="true">
        <draw:text-box>
          <text:p text:style-name="MP17"><text:span text:style-name="MT11">Click to edit Master text styles</text:span></text:p>
        </draw:text-box>
      </draw:frame>
      <draw:frame draw:name="Content Placeholder 5" presentation:style-name="Mpr17" draw:text-style-name="MP18" draw:layer="backgroundobjects" svg:width="11.226cm" svg:height="6.322cm" svg:x="12.7cm" svg:y="5.767cm" presentation:class="outline" presentation:user-transformed="true">
        <draw:text-box>
          <text:list text:style-name="ML4">
            <text:list-item>
              <text:p text:style-name="MP19"><text:span text:style-name="MT6">Click to edit Master text </text:span><text:span text:style-name="MT6">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1">8/11/20</text:date></text:span></text:p>
        </draw:text-box>
      </draw:frame>
      <draw:frame draw:name="Footer Placeholder 7" presentation:style-name="Mpr18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8" presentation:style-name="Mpr18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9.797cm" svg:height="11.136cm" svg:x="0.601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5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21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1">8/11/20</text:date></text:span></text:p>
        </draw:text-box>
      </draw:frame>
      <draw:frame draw:name="Footer Placeholder 2" presentation:style-name="Mpr21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3" presentation:style-name="Mpr21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33</meta:editing-cycles>
    <meta:creation-date>2017-08-01T15:40:51</meta:creation-date>
    <dc:date>2020-08-11T16:55:20.451043934</dc:date>
    <meta:editing-duration>PT3H55M3S</meta:editing-duration>
    <meta:generator>LibreOffice/6.0.7.3$Linux_X86_64 LibreOffice_project/00m0$Build-3</meta:generator>
    <meta:document-statistic meta:object-count="14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